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f68"/>
    </style:style>
    <style:style style:name="P2" style:family="paragraph" style:parent-style-name="Standard">
      <style:text-properties officeooo:rsid="0004ff68" officeooo:paragraph-rsid="0004ff68"/>
    </style:style>
    <style:style style:name="P3" style:family="paragraph" style:parent-style-name="Standard">
      <style:text-properties officeooo:rsid="000714f6" officeooo:paragraph-rsid="000714f6"/>
    </style:style>
    <style:style style:name="P4" style:family="paragraph" style:parent-style-name="Standard">
      <style:text-properties officeooo:rsid="00085553" officeooo:paragraph-rsid="00085553"/>
    </style:style>
    <style:style style:name="P5" style:family="paragraph" style:parent-style-name="Standard">
      <style:text-properties officeooo:paragraph-rsid="00085553"/>
    </style:style>
    <style:style style:name="T1" style:family="text">
      <style:text-properties officeooo:rsid="000855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2">Mean Shift <text:span text:style-name="T1">Basic Implementation</text:span></text:p>
      <text:p text:style-name="P2"/>
      <text:p text:style-name="P3">My mean shift implementation is quite straightforward I used torch internal functions to have a implementation as fast as possible. Mostly it’s the defined pipeline, so a function where all the distances are calculated. Then one that calculates the gaussians an then one that multiplies every entry with their according weight and then sums them up.</text:p>
      <text:p text:style-name="P3"/>
      <text:p text:style-name="P4">Mean Shift Batch Implementation</text:p>
      <text:p text:style-name="P3"/>
      <text:p text:style-name="P3">For the batch implementation, I changed the input x <text:s/>to an array of xs with length according to the batch size. The batch size can be set in line 57. The code I used is very similar to the normal iterative approach, I just repeated the original X multiple times to <text:span text:style-name="T1">d</text:span>o all the computations <text:span text:style-name="T1">in one operation</text:span>. To add up all points I used the einsum function. <text:span text:style-name="T1">This lead to a speedup between 3 and 4. </text:span></text:p>
      <text:p text:style-name="P3"/>
      <text:p text:style-name="P5"><text:span text:style-name="T1">I ran my code on my GPU: </text:span>NVIDIA GeForce GTX 1050 Max-Q</text:p>
      <text:p text:style-name="P3"/>
      <text:p text:style-name="P3">Speed differences:<text:line-break/><text:line-break/>Basic approach: </text:p>
      <text:p text:style-name="P3">12.849747657775879</text:p>
      <text:p text:style-name="P3"/>
      <text:p text:style-name="P4">Batch approach (Batch Size 500):</text:p>
      <text:p text:style-name="P4">3.419209003448486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855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Computer Vision<text:tab/>Clemens Bachman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1:00:18.789611577</meta:creation-date>
    <dc:date>2021-11-05T12:05:53.832044825</dc:date>
    <meta:editing-duration>PT4M54S</meta:editing-duration>
    <meta:editing-cycles>1</meta:editing-cycles>
    <meta:document-statistic meta:table-count="0" meta:image-count="0" meta:object-count="0" meta:page-count="1" meta:paragraph-count="11" meta:word-count="170" meta:character-count="1010" meta:non-whitespace-character-count="846"/>
    <meta:generator>LibreOffice/6.4.7.2$Linux_X86_64 LibreOffice_project/40$Build-2</meta:generator>
  </office:meta>
</office:document-meta>
</file>